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width="0.152cm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3366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3366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6" style:family="graphic" style:parent-style-name="standard">
      <style:graphic-properties draw:stroke="dash" draw:stroke-dash="Fine_20_Dashed_20__28_var_29_" svg:stroke-width="0.051cm" svg:stroke-color="#ffff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9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 style:writing-mode="lr-tb">
        <style:tab-stops/>
      </style:paragraph-properties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color="#008000" fo:font-family="'DejaVu Serif'" style:font-family-generic="roman" style:font-pitch="variable" fo:font-size="18pt" style:font-size-asian="18pt" style:font-size-complex="18pt"/>
    </style:style>
    <style:style style:name="T1" style:family="text">
      <style:text-properties fo:font-family="'Arial Black'" style:font-family-generic="roman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family="'DejaVu Serif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5.715cm" svg:x="1.635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.635cm" svg:y1="7.35cm" svg:x2="8.62cm" svg:y2="7.35cm">
          <text:p/>
        </draw:line>
        <draw:frame draw:style-name="gr3" draw:layer="layout" svg:width="1.315cm" svg:height="0.962cm" svg:x="8.428cm" svg:y="6.871cm">
          <draw:text-box>
            <text:p>Qx</text:p>
          </draw:text-box>
        </draw:frame>
        <draw:line draw:style-name="gr2" draw:text-style-name="P1" draw:layer="layout" svg:x1="1.636cm" svg:y1="7.35cm" svg:x2="1.635cm" svg:y2="1cm">
          <text:p/>
        </draw:line>
        <draw:frame draw:style-name="gr3" draw:layer="layout" svg:width="1.315cm" svg:height="0.962cm" svg:x="0.969cm" svg:y="0.112cm">
          <draw:text-box>
            <text:p>Qy</text:p>
          </draw:text-box>
        </draw:frame>
        <draw:custom-shape draw:style-name="gr4" draw:text-style-name="P3" draw:layer="layout" svg:width="4.689cm" svg:height="1.524cm" draw:transform="rotate (0.578053048260413) translate (2.905cm 4.169cm)">
          <text:p text:style-name="P2"><text:span text:style-name="T1">Data</text:span></text:p>
          <draw:enhanced-geometry svg:viewBox="0 0 21600 21600" draw:text-areas="0 0 21600 21600" draw:text-path="true" draw:text-path-mode="shape" draw:text-path-scale="path" draw:text-path-same-letter-heights="false" draw:type="fontwork-fade-up" draw:modifiers="7200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draw:custom-shape draw:style-name="gr5" draw:text-style-name="P3" draw:layer="layout" svg:width="4.689cm" svg:height="1.524cm" svg:x="12.476cm" svg:y="5.518cm">
          <text:p text:style-name="P2"><text:span text:style-name="T1">Data</text:span></text:p>
          <draw:enhanced-geometry svg:viewBox="0 0 21600 21600" draw:text-areas="0 0 21600 21600" draw:text-path="true" draw:text-path-mode="shape" draw:text-path-scale="path" draw:text-path-same-letter-heights="false" draw:type="fontwork-fade-up" draw:modifiers="7200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draw:line draw:style-name="gr2" draw:text-style-name="P1" draw:layer="layout" svg:x1="12.085cm" svg:y1="7.35cm" svg:x2="18.145cm" svg:y2="7.35cm">
          <text:p/>
        </draw:line>
        <draw:frame draw:style-name="gr3" draw:layer="layout" svg:width="0.959cm" svg:height="0.962cm" svg:x="18.061cm" svg:y="6.906cm">
          <draw:text-box>
            <text:p>H</text:p>
          </draw:text-box>
        </draw:frame>
        <draw:line draw:style-name="gr2" draw:text-style-name="P1" draw:layer="layout" svg:x1="12.086cm" svg:y1="7.35cm" svg:x2="12.086cm" svg:y2="2.912cm">
          <text:p/>
        </draw:line>
        <draw:frame draw:style-name="gr3" draw:layer="layout" svg:width="0.925cm" svg:height="0.962cm" svg:x="11.569cm" svg:y="1.906cm">
          <draw:text-box>
            <text:p>K</text:p>
          </draw:text-box>
        </draw:frame>
        <draw:line draw:style-name="gr6" draw:text-style-name="P1" draw:layer="layout" svg:x1="3.724cm" svg:y1="5.72cm" svg:x2="2.414cm" svg:y2="3.544cm">
          <text:p/>
        </draw:line>
        <draw:line draw:style-name="gr6" draw:text-style-name="P1" draw:layer="layout" svg:x1="3.724cm" svg:y1="5.72cm" svg:x2="7.985cm" svg:y2="3.155cm">
          <text:p/>
        </draw:line>
        <draw:frame draw:style-name="gr3" draw:layer="layout" svg:width="2.403cm" svg:height="0.962cm" svg:x="8.122cm" svg:y="3.54cm">
          <draw:text-box>
            <text:p>BinMD</text:p>
          </draw:text-box>
        </draw:frame>
        <draw:line draw:style-name="gr7" draw:text-style-name="P1" draw:layer="layout" svg:x1="10.401cm" svg:y1="4.033cm" svg:x2="11.795cm" svg:y2="4.81cm">
          <text:p/>
        </draw:line>
        <draw:custom-shape draw:style-name="gr8" draw:text-style-name="P1" draw:layer="LineOverlay" svg:width="3.99cm" svg:height="0.282cm" draw:transform="rotate (0.311890337331328) translate (12.476cm 6.77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ineOverlay" svg:width="3.99cm" svg:height="0.282cm" draw:transform="rotate (0.848579082319483) translate (3.6cm 5.259cm)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ineOverlay" svg:x1="20.975cm" svg:y1="7.35cm" svg:x2="27.035cm" svg:y2="7.35cm">
          <text:p/>
        </draw:line>
        <draw:frame draw:style-name="gr3" draw:layer="LineOverlay" svg:width="0.925cm" svg:height="0.962cm" svg:x="26.799cm" svg:y="6.925cm">
          <draw:text-box>
            <text:p>X</text:p>
          </draw:text-box>
        </draw:frame>
        <draw:line draw:style-name="gr9" draw:text-style-name="P1" draw:layer="LineOverlay" svg:x1="20.912cm" svg:y1="7.35cm" svg:x2="20.912cm" svg:y2="2.912cm">
          <text:p/>
        </draw:line>
        <draw:frame draw:style-name="gr3" draw:layer="LineOverlay" svg:width="2.259cm" svg:height="0.962cm" svg:x="19.83cm" svg:y="1.955cm">
          <draw:text-box>
            <text:p>Signal</text:p>
          </draw:text-box>
        </draw:frame>
        <draw:path draw:style-name="gr10" draw:text-style-name="P1" draw:layer="LineOverlay" svg:width="5.282cm" svg:height="5.294cm" draw:transform="skewX (0.501084028247477) rotate (1.09100531542145) translate (20.9884412936493cm 6.66752969338936cm)" svg:viewBox="0 0 5283 5295" svg:d="m0 220c328 50 639-79 941-174 643-203 138 324 23 464-157 191-393 561-56 730 269 135 253 462 725 373 314-60 514-191 831-244 291-48 632-400 847-227 241 192-272 441-360 683-86 232-247 430-452 598-334 273 120 501 415 389 260-99 592-111 776-295 811-264 437 341 193 550-238 203-373 273-278 562 73 221 264 446 520 521 323 95 541-24 756-189 383-293 439 168 173 323-242 142-261 313-92 548l180 169 141 199-7 95">
          <text:p/>
        </draw:path>
        <draw:frame draw:style-name="gr3" draw:text-style-name="P4" draw:layer="LineOverlay" svg:width="2.945cm" svg:height="1.916cm" svg:x="16.849cm" svg:y="3.699cm">
          <draw:text-box>
            <text:p text:style-name="P4"><text:span text:style-name="T2">BinMD</text:span></text:p>
            <text:p text:style-name="P4"><text:span text:style-name="T2">from</text:span></text:p>
            <text:p text:style-name="P4"><text:span text:style-name="T2">LineViewer</text:span></text:p>
          </draw:text-box>
        </draw:frame>
        <draw:line draw:style-name="gr7" draw:text-style-name="P1" draw:layer="LineOverlay" svg:x1="16.556cm" svg:y1="5.651cm" svg:x2="20.5cm" svg:y2="5.615cm">
          <text:p/>
        </draw:line>
        <draw:frame draw:style-name="gr3" draw:text-style-name="P5" draw:layer="layout" svg:width="4.177cm" svg:height="0.988cm" svg:x="2.84cm" svg:y="0.647cm">
          <draw:text-box>
            <text:p text:style-name="P5"><text:span text:style-name="T3">original_ws</text:span></text:p>
          </draw:text-box>
        </draw:frame>
        <draw:frame draw:style-name="gr3" draw:text-style-name="P5" draw:layer="layout" svg:width="3.901cm" svg:height="0.988cm" svg:x="13.065cm" svg:y="1cm">
          <draw:text-box>
            <text:p text:style-name="P5"><text:span text:style-name="T3">binned_ws</text:span></text:p>
          </draw:text-box>
        </draw:frame>
        <draw:frame draw:style-name="gr3" draw:text-style-name="P5" draw:layer="LineOverlay" svg:width="2.881cm" svg:height="0.988cm" svg:x="22.59cm" svg:y="1cm">
          <draw:text-box>
            <text:p text:style-name="P5"><text:span text:style-name="T3">line_w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ineOverlay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Janik Zikovsky</meta:initial-creator>
    <meta:creation-date>2012-02-03T13:45:02</meta:creation-date>
    <dc:date>2012-02-03T14:15:21</dc:date>
    <dc:creator>Janik Zikovsky</dc:creator>
    <meta:editing-duration>PT30M20S</meta:editing-duration>
    <meta:editing-cycles>31</meta:editing-cycles>
    <meta:generator>LibreOffice/3.3$Unix LibreOffice_project/330m19$Build-401</meta:generator>
    <meta:document-statistic meta:object-count="27"/>
  </office:meta>
</office:document-meta>
</file>